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56cm" fo:min-width="1.382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5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742cm"/>
    </style:style>
    <style:style style:name="gr12" style:family="graphic" style:parent-style-name="standard">
      <style:graphic-properties draw:textarea-horizontal-align="justify" draw:textarea-vertical-align="middle" draw:auto-grow-height="false" fo:min-height="0.751cm" fo:min-width="0.2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9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17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8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20" style:family="graphic" style:parent-style-name="standard">
      <style:graphic-properties draw:textarea-horizontal-align="justify" draw:textarea-vertical-align="middle" draw:auto-grow-height="false" fo:min-height="0.751cm" fo:min-width="1.292cm"/>
    </style:style>
    <style:style style:name="gr2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501cm" fo:min-width="1.25cm"/>
    </style:style>
    <style:style style:name="gr23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034cm" fo:min-width="0cm"/>
    </style:style>
    <style:style style:name="gr24" style:family="graphic" style:parent-style-name="standard">
      <style:graphic-properties draw:stroke="dash" draw:stroke-dash="Ultrafine_20_Dashed" svg:stroke-width="0cm" draw:marker-start-width="0.2cm" draw:marker-end-width="0.2cm" draw:fill="solid" draw:fill-color="#b2b2b2" draw:textarea-horizontal-align="justify" draw:textarea-vertical-align="middle" draw:auto-grow-height="false" fo:min-height="0.03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96cm" fo:padding-top="0cm" fo:padding-bottom="0cm" fo:padding-left="0cm" fo:padding-right="0cm"/>
    </style:style>
    <style:style style:name="gr26" style:family="graphic" style:parent-style-name="standard">
      <style:graphic-properties draw:textarea-horizontal-align="justify" draw:textarea-vertical-align="middle" draw:auto-grow-height="false" fo:min-height="2.75cm" fo:min-width="1.5cm"/>
    </style:style>
    <style:style style:name="gr27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28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29" style:family="graphic" style:parent-style-name="standard">
      <style:graphic-properties draw:textarea-horizontal-align="justify" draw:textarea-vertical-align="middle" draw:auto-grow-height="false" fo:min-height="0.456cm" fo:min-width="1.304cm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31" style:family="graphic" style:parent-style-name="standard">
      <style:graphic-properties draw:textarea-horizontal-align="justify" draw:textarea-vertical-align="middle" draw:auto-grow-height="false" fo:min-height="0.676cm" fo:min-width="2.27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7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fo:padding-top="0cm" fo:padding-bottom="0cm" fo:padding-left="0cm" fo:padding-right="0cm"/>
    </style:style>
    <style:style style:name="gr34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35" style:family="graphic" style:parent-style-name="standard">
      <style:graphic-properties svg:stroke-color="#000000" draw:textarea-vertical-align="middle"/>
    </style:style>
    <style:style style:name="gr3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7.622cm"/>
    </style:style>
    <style:style style:name="gr40" style:family="graphic" style:parent-style-name="standard">
      <style:graphic-properties draw:textarea-horizontal-align="justify" draw:textarea-vertical-align="middle" draw:auto-grow-height="false" fo:min-height="0.676cm" fo:min-width="2.2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 fo:padding-top="0cm" fo:padding-bottom="0cm" fo:padding-left="0cm" fo:padding-right="0cm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2.213cm"/>
    </style:style>
    <style:style style:name="gr43" style:family="graphic" style:parent-style-name="standard">
      <style:graphic-properties draw:stroke="none" svg:stroke-width="0.018cm" svg:stroke-color="#000000" draw:marker-start-width="0.227cm" draw:marker-end-width="0.227cm" draw:fill="solid" draw:fill-color="#cccccc" draw:textarea-horizontal-align="left" draw:auto-grow-height="true" draw:auto-grow-width="true" fo:min-height="0.835cm" fo:min-width="3.81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 fo:padding-top="0cm" fo:padding-bottom="0cm" fo:padding-left="0cm" fo:padding-right="0cm"/>
    </style:style>
    <style:style style:name="gr45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46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47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48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</style:style>
    <style:style style:name="P1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2" style:family="paragraph">
      <loext:graphic-properties draw:fill="none" draw:fill-color="#ffffff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4pt" style:font-size-asian="14pt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4pt" style:font-size-complex="18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9pt" style:font-size-asian="14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36pt" style:font-size-asian="36pt" style:font-size-complex="36pt"/>
    </style:style>
    <style:style style:name="P12" style:family="paragraph">
      <loext:graphic-properties draw:fill="solid" draw:fill-color="#b2b2b2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  <style:text-properties fo:font-size="18pt" style:font-size-asian="14pt" style:font-size-complex="18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solid" draw:fill-color="#cccccc"/>
    </style:style>
    <style:style style:name="P17" style:family="paragraph">
      <style:paragraph-properties fo:text-align="star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374cm" svg:height="0.712cm" svg:x="12.897cm" svg:y="1.348cm">
            <draw:text-box>
              <text:p><text:span text:style-name="T1">input</text:span></text:p>
            </draw:text-box>
          </draw:frame>
          <draw:custom-shape draw:style-name="gr3" draw:text-style-name="P3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382cm" svg:height="0.556cm" svg:x="12.219cm" svg:y="2.448cm">
            <draw:text-box>
              <text:p text:style-name="P4"><text:span text:style-name="T2">output</text:span></text:p>
            </draw:text-box>
          </draw:frame>
          <draw:custom-shape draw:style-name="gr5" draw:text-style-name="P3" draw:layer="layout" svg:width="0.4cm" svg:height="0.4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.78cm" svg:height="0.357cm" svg:x="7.397cm" svg:y="9.748cm">
          <draw:text-box>
            <text:p><text:span text:style-name="T3">adder_result</text:span></text:p>
          </draw:text-box>
        </draw:frame>
        <draw:custom-shape draw:style-name="gr7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8cm" svg:height="0.357cm" svg:x="7.4cm" svg:y="9.3cm">
          <draw:text-box>
            <text:p><text:span text:style-name="T3">rst_n</text:span></text:p>
          </draw:text-box>
        </draw:frame>
        <draw:frame draw:style-name="gr6" draw:text-style-name="P6" draw:layer="layout" svg:width="1.78cm" svg:height="0.357cm" svg:x="7.4cm" svg:y="8.843cm">
          <draw:text-box>
            <text:p><text:span text:style-name="T3">clk</text:span></text:p>
          </draw:text-box>
        </draw:frame>
        <draw:connector draw:style-name="gr8" draw:text-style-name="P8" draw:layer="layout" svg:x1="12cm" svg:y1="4cm" svg:x2="14cm" svg:y2="3.401cm" svg:d="M12000 4000h750v-599h1250" svg:viewBox="0 0 2001 600">
          <text:p/>
        </draw:connector>
        <draw:connector draw:style-name="gr9" draw:text-style-name="P8" draw:layer="layout" svg:x1="12cm" svg:y1="4.5cm" svg:x2="14.021cm" svg:y2="5.511cm" svg:d="M12000 4500h1011v1011h1010" svg:viewBox="0 0 2022 1012">
          <text:p/>
        </draw:connector>
        <draw:frame draw:style-name="gr10" draw:text-style-name="P9" draw:layer="layout" svg:width="2.483cm" svg:height="0.899cm" svg:x="14cm" svg:y="3.11cm">
          <draw:text-box>
            <text:p><text:span text:style-name="T4">数据信号</text:span></text:p>
          </draw:text-box>
        </draw:frame>
        <draw:frame draw:style-name="gr10" draw:text-style-name="P9" draw:layer="layout" svg:width="2.483cm" svg:height="0.899cm" svg:x="14cm" svg:y="4.6cm">
          <draw:text-box>
            <text:p><text:span text:style-name="T4">控制信号</text:span></text:p>
          </draw:text-box>
        </draw:frame>
      </draw:page>
      <draw:page draw:name="page2" draw:style-name="dp1" draw:master-page-name="默认">
        <draw:custom-shape draw:style-name="gr11" draw:text-style-name="P10" xml:id="id2" draw:id="id2" draw:layer="layout" svg:width="4cm" svg:height="1cm" svg:x="4cm" svg:y="3cm">
          <draw:glue-point draw:id="8" svg:x="-2.5cm" svg:y="-5cm"/>
          <draw:glue-point draw:id="9" svg:x="2.5cm" svg:y="-5cm"/>
          <text:p text:style-name="P10">1 <text:s text:c="8"/>0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7" xml:id="id1" draw:id="id1" draw:layer="layout" svg:width="0.7cm" svg:height="1cm" draw:transform="rotate (-1.5707963267949) translate (5.5cm 1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3" draw:text-style-name="P9" draw:layer="layout" svg:width="3.893cm" svg:height="0.806cm" svg:x="0.807cm" svg:y="0.994cm">
          <draw:text-box>
            <text:p><text:span text:style-name="T4">IR_reg_data_in</text:span></text:p>
          </draw:text-box>
        </draw:frame>
        <draw:connector draw:style-name="gr14" draw:text-style-name="P1" draw:layer="layout" svg:x1="5cm" svg:y1="1.7cm" svg:x2="5cm" svg:y2="3cm" draw:start-shape="id1" draw:start-glue-point="1" draw:end-shape="id2" draw:end-glue-point="8" svg:d="M5000 1700v1300" svg:viewBox="0 0 1 1301">
          <text:p/>
        </draw:connector>
        <draw:custom-shape draw:style-name="gr15" draw:text-style-name="P3" xml:id="id3" draw:id="id3" draw:layer="layout" svg:width="3cm" svg:height="1cm" svg:x="9cm" svg:y="1.5cm">
          <text:p text:style-name="P10"><text:span text:style-name="T2">INIT_IR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9cm" svg:y1="2cm" svg:x2="7cm" svg:y2="3cm" draw:start-shape="id3" draw:start-glue-point="3" draw:end-shape="id2" draw:end-glue-point="9" svg:d="M9000 2000h-2000v1000" svg:viewBox="0 0 2001 1001">
          <text:p/>
        </draw:connector>
      </draw:page>
      <draw:page draw:name="page3" draw:style-name="dp1" draw:master-page-name="默认">
        <draw:frame draw:style-name="gr16" draw:text-style-name="P11" draw:layer="layout" svg:width="5.582cm" svg:height="1.927cm" svg:x="0.6cm" svg:y="0.028cm">
          <draw:text-box>
            <text:p><text:span text:style-name="T5">总体结构</text:span></text:p>
          </draw:text-box>
        </draw:frame>
        <draw:custom-shape draw:style-name="gr17" draw:text-style-name="P10" xml:id="id4" draw:id="id4" draw:layer="layout" svg:width="1cm" svg:height="2cm" svg:x="2cm" svg:y="7.999cm">
          <text:p text:style-name="P10">令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8" draw:text-style-name="P10" xml:id="id5" draw:id="id5" draw:layer="layout" svg:width="1cm" svg:height="2cm" svg:x="4cm" svg:y="7.999cm">
          <text:p text:style-name="P10">译</text:p>
          <draw:enhanced-geometry svg:viewBox="0 0 21600 21600" draw:type="rectangle" draw:enhanced-path="M 0 0 L 21600 0 21600 21600 0 21600 0 0 Z N"/>
        </draw:custom-shape>
        <draw:custom-shape draw:style-name="gr17" draw:text-style-name="P10" xml:id="id7" draw:id="id7" draw:layer="layout" svg:width="1cm" svg:height="2cm" svg:x="8cm" svg:y="12cm">
          <text:p text:style-name="P10">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8" draw:text-style-name="P10" xml:id="id8" draw:id="id8" draw:layer="layout" svg:width="1cm" svg:height="2cm" svg:x="12cm" svg:y="12cm">
          <text:p text:style-name="P10">算</text:p>
          <draw:enhanced-geometry svg:viewBox="0 0 21600 21600" draw:type="rectangle" draw:enhanced-path="M 0 0 L 21600 0 21600 21600 0 21600 0 0 Z N"/>
        </draw:custom-shape>
        <draw:custom-shape draw:style-name="gr19" draw:text-style-name="P10" xml:id="id10" draw:id="id10" draw:layer="layout" svg:width="2cm" svg:height="1cm" svg:x="8cm" svg:y="4cm">
          <draw:glue-point draw:id="4" svg:x="-3cm" svg:y="5cm"/>
          <text:p text:style-name="P10">暂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3cm" svg:y1="8.999cm" svg:x2="4cm" svg:y2="8.999cm" draw:start-shape="id4" draw:start-glue-point="1" draw:end-shape="id5" draw:end-glue-point="3" svg:d="M3000 8999h1000" svg:viewBox="0 0 1001 1">
          <text:p/>
        </draw:connector>
        <draw:connector draw:style-name="gr8" draw:text-style-name="P8" draw:layer="layout" draw:line-skew="-0.249cm" svg:x1="5cm" svg:y1="8.999cm" svg:x2="7.3cm" svg:y2="10cm" draw:end-shape="id6" draw:end-glue-point="9" svg:d="M5000 8999v1h2300v1000" svg:viewBox="0 0 2301 1002">
          <text:p/>
        </draw:connector>
        <draw:custom-shape draw:style-name="gr20" draw:text-style-name="P10" xml:id="id6" draw:id="id6" draw:layer="layout" svg:width="3cm" svg:height="1cm" svg:x="7cm" svg:y="10cm">
          <draw:glue-point draw:id="8" svg:x="4cm" svg:y="-5cm"/>
          <draw:glue-point draw:id="9" svg:x="-4cm" svg:y="-5cm"/>
          <draw:glue-point draw:id="10" svg:x="2cm" svg:y="-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8" draw:text-style-name="P8" draw:layer="layout" svg:x1="8.5cm" svg:y1="11cm" svg:x2="8.5cm" svg:y2="12cm" draw:start-shape="id6" draw:start-glue-point="6" draw:end-shape="id7" draw:end-glue-point="0" svg:d="M8500 11000v1000" svg:viewBox="0 0 1 1001">
          <text:p/>
        </draw:connector>
        <draw:connector draw:style-name="gr8" draw:text-style-name="P8" xml:id="id11" draw:id="id11" draw:layer="layout" draw:line-skew="1.498cm" svg:x1="8.5cm" svg:y1="14cm" svg:x2="12.5cm" svg:y2="14cm" draw:start-shape="id7" draw:end-shape="id8" draw:end-glue-point="2" svg:d="M8500 14000v2000h4000v-2000" svg:viewBox="0 0 4001 2001">
          <text:p/>
        </draw:connector>
        <draw:connector draw:style-name="gr21" draw:text-style-name="P8" draw:layer="layout" draw:line-skew="0cm 0cm -0.499cm" svg:x1="8.5cm" svg:y1="14cm" svg:x2="9.7cm" svg:y2="10cm" draw:start-shape="id7" draw:start-glue-point="2" draw:end-shape="id6" draw:end-glue-point="8" svg:d="M8500 14000v502h2002v-5502h-802v1000" svg:viewBox="0 0 2003 5503">
          <text:p/>
        </draw:connector>
        <draw:connector draw:style-name="gr21" draw:text-style-name="P8" draw:layer="layout" draw:line-skew="-1.499cm" svg:x1="12.5cm" svg:y1="12cm" svg:x2="9.1cm" svg:y2="10cm" draw:start-shape="id8" draw:start-glue-point="0" draw:end-shape="id6" draw:end-glue-point="10" svg:d="M12500 12000v-4000h-3400v2000" svg:viewBox="0 0 3401 4001">
          <text:p/>
        </draw:connector>
        <draw:custom-shape draw:style-name="gr22" draw:text-style-name="P10" xml:id="id9" draw:id="id9" draw:layer="layout" svg:width="2cm" svg:height="1cm" svg:x="5cm" svg:y="2cm">
          <text:p text:style-name="P10">内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8" draw:layer="layout" svg:x1="6.75cm" svg:y1="2.625cm" svg:x2="9cm" svg:y2="4cm" draw:start-shape="id9" draw:start-glue-point="8" draw:end-shape="id10" draw:end-glue-point="0" svg:d="M6750 2625h2250v1375" svg:viewBox="0 0 2251 1376">
          <text:p/>
        </draw:connector>
        <draw:connector draw:style-name="gr8" draw:text-style-name="P8" draw:layer="layout" svg:x1="9cm" svg:y1="5cm" svg:x2="8.5cm" svg:y2="10cm" draw:start-shape="id10" draw:start-glue-point="2" draw:end-shape="id6" draw:end-glue-point="4" svg:d="M9000 5000v2500h-500v2500" svg:viewBox="0 0 501 5001">
          <text:p/>
        </draw:connector>
        <draw:connector draw:style-name="gr8" draw:text-style-name="P8" draw:layer="layout" svg:x1="9cm" svg:y1="5cm" svg:x2="2.5cm" svg:y2="7.999cm" draw:start-shape="id10" draw:start-glue-point="2" draw:end-shape="id4" draw:end-glue-point="0" svg:d="M9000 5000v1500h-6500v1499" svg:viewBox="0 0 6501 3000">
          <text:p/>
        </draw:connector>
        <draw:connector draw:style-name="gr8" draw:text-style-name="P8" draw:layer="layout" draw:line-skew="0cm 0.771cm" svg:x1="10.5cm" svg:y1="16cm" svg:x2="10cm" svg:y2="4.5cm" draw:start-shape="id11" draw:start-glue-point="0" draw:end-shape="id10" draw:end-glue-point="1" svg:d="M10500 16000v553h3500v-12053h-4000" svg:viewBox="0 0 4001 12054">
          <text:p/>
        </draw:connector>
        <draw:connector draw:style-name="gr8" draw:text-style-name="P8" draw:layer="layout" svg:x1="14.6cm" svg:y1="4cm" svg:x2="16.6cm" svg:y2="3.401cm" svg:d="M14600 4000h750v-599h1250" svg:viewBox="0 0 2001 600">
          <text:p/>
        </draw:connector>
        <draw:connector draw:style-name="gr9" draw:text-style-name="P8" xml:id="id12" draw:id="id12" draw:layer="layout" svg:x1="4.5cm" svg:y1="9.999cm" svg:x2="8cm" svg:y2="13cm" draw:start-shape="id5" draw:start-glue-point="2" draw:end-shape="id7" draw:end-glue-point="3" svg:d="M4500 9999v3001h3500" svg:viewBox="0 0 3501 3002">
          <text:p/>
        </draw:connector>
        <draw:connector draw:style-name="gr9" draw:text-style-name="P8" draw:layer="layout" svg:x1="4.5cm" svg:y1="9.999cm" svg:x2="7.3cm" svg:y2="10.5cm" draw:start-shape="id5" draw:start-glue-point="2" draw:end-shape="id6" draw:end-glue-point="5" svg:d="M4500 9999v501h2800" svg:viewBox="0 0 2801 502">
          <text:p/>
        </draw:connector>
        <draw:connector draw:style-name="gr9" draw:text-style-name="P8" draw:layer="layout" draw:line-skew="1.336cm 1cm" svg:x1="4.5cm" svg:y1="13cm" svg:x2="12cm" svg:y2="13cm" draw:start-shape="id12" draw:start-glue-point="0" draw:end-shape="id8" draw:end-glue-point="3" svg:d="M4500 13000v2000h6500v-2000h1000" svg:viewBox="0 0 7501 2001">
          <text:p/>
        </draw:connector>
        <draw:connector draw:style-name="gr9" draw:text-style-name="P8" draw:layer="layout" draw:line-skew="-0.5cm" svg:x1="4.5cm" svg:y1="7.999cm" svg:x2="8.4cm" svg:y2="5cm" draw:start-shape="id5" draw:start-glue-point="0" draw:end-shape="id10" draw:end-glue-point="4" svg:d="M4500 7999v-1999h3900v-1000" svg:viewBox="0 0 3901 3000">
          <text:p/>
        </draw:connector>
        <draw:connector draw:style-name="gr9" draw:text-style-name="P8" draw:layer="layout" svg:x1="14cm" svg:y1="2.1cm" svg:x2="16.315cm" svg:y2="2.729cm" svg:d="M14000 2100h1158v629h1157" svg:viewBox="0 0 2316 630">
          <text:p/>
        </draw:connector>
        <draw:connector draw:style-name="gr9" draw:text-style-name="P8" draw:layer="layout" svg:x1="4.5cm" svg:y1="13cm" svg:x2="2.5cm" svg:y2="9.999cm" draw:start-shape="id12" draw:start-glue-point="0" draw:end-shape="id4" draw:end-glue-point="2" svg:d="M4500 13000h-2000v-3001" svg:viewBox="0 0 2001 3002">
          <text:p/>
        </draw:connector>
        <draw:custom-shape draw:style-name="gr23" draw:text-style-name="P10" draw:layer="layout" svg:width="0.4cm" svg:height="0.4cm" svg:x="8.8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4cm" svg:height="0.4cm" svg:x="8.3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4cm" svg:height="0.4cm" svg:x="4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4cm" svg:height="0.4cm" svg:x="4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svg:x1="2cm" svg:y1="8.999cm" svg:x2="8cm" svg:y2="4.5cm" draw:start-shape="id4" draw:start-glue-point="3" draw:end-shape="id10" svg:d="M2000 8999h-501v-4499h6501" svg:viewBox="0 0 6502 4500">
          <text:p/>
        </draw:connector>
        <draw:custom-shape draw:style-name="gr23" draw:text-style-name="P10" draw:layer="layout" svg:width="0.4cm" svg:height="0.4cm" svg:x="10.3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默认">
        <draw:g>
          <draw:frame draw:style-name="gr25" draw:text-style-name="P2" draw:layer="layout" svg:width="1.196cm" svg:height="0.712cm" svg:x="1.704cm" svg:y="6.296cm">
            <draw:text-box>
              <text:p><text:span text:style-name="T1">ir_in</text:span></text:p>
            </draw:text-box>
          </draw:frame>
          <draw:custom-shape draw:style-name="gr3" draw:text-style-name="P3" draw:layer="layout" svg:width="0.7cm" svg:height="0.548cm" svg:x="1.007cm" svg:y="6.44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20" draw:text-style-name="P10" draw:layer="layout" svg:width="3cm" svg:height="1cm" draw:transform="rotate (-3.14159265358979) translate (7cm 9cm)">
          <draw:glue-point draw:id="8" svg:x="-3.99cm" svg:y="4.99cm"/>
          <draw:glue-point draw:id="9" svg:x="3.996cm" svg:y="4.98cm"/>
          <draw:glue-point draw:id="10" svg:x="-1.99cm" svg:y="4.99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6" draw:text-style-name="P10" draw:layer="layout" svg:width="2cm" svg:height="3cm" svg:x="3cm" svg:y="11cm">
          <text:p text:style-name="P10">指令</text:p>
          <text:p text:style-name="P10">地址</text:p>
          <text:p text:style-name="P10">运算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2cm" svg:height="3cm" svg:x="6cm" svg:y="11cm">
          <text:p text:style-name="P10">加载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2cm" svg:height="3cm" svg:x="9cm" svg:y="11cm">
          <text:p text:style-name="P10">跳转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默认">
        <draw:frame draw:style-name="gr16" draw:text-style-name="P11" draw:layer="layout" svg:width="5.582cm" svg:height="1.927cm" svg:x="0.6cm" svg:y="0.029cm">
          <draw:text-box>
            <text:p><text:span text:style-name="T5">译码结构</text:span></text:p>
          </draw:text-box>
        </draw:frame>
        <draw:custom-shape draw:style-name="gr27" draw:text-style-name="P10" xml:id="id16" draw:id="id16" draw:layer="layout" svg:width="3cm" svg:height="2cm" svg:x="10.001cm" svg:y="3cm">
          <text:p text:style-name="P10">加载</text:p>
          <draw:enhanced-geometry svg:viewBox="0 0 21600 21600" draw:type="rectangle" draw:enhanced-path="M 0 0 L 21600 0 21600 21600 0 21600 0 0 Z N"/>
        </draw:custom-shape>
        <draw:custom-shape draw:style-name="gr27" draw:text-style-name="P10" xml:id="id19" draw:id="id19" draw:layer="layout" svg:width="3cm" svg:height="2cm" svg:x="10.001cm" svg:y="8cm">
          <text:p text:style-name="P10">等待</text:p>
          <draw:enhanced-geometry svg:viewBox="0 0 21600 21600" draw:type="rectangle" draw:enhanced-path="M 0 0 L 21600 0 21600 21600 0 21600 0 0 Z N"/>
        </draw:custom-shape>
        <draw:custom-shape draw:style-name="gr27" draw:text-style-name="P10" xml:id="id17" draw:id="id17" draw:layer="layout" svg:width="3cm" svg:height="2cm" svg:x="17cm" svg:y="7cm">
          <text:p text:style-name="P10">译码状态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cm" svg:height="1cm" svg:x="3cm" svg:y="11cm">
          <text:p text:style-name="P10">复位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cm" svg:height="1cm" svg:x="2.5cm" svg:y="15cm">
          <text:p text:style-name="P10">初始化</text:p>
          <draw:enhanced-geometry svg:viewBox="0 0 21600 21600" draw:type="rectangle" draw:enhanced-path="M 0 0 L 21600 0 21600 21600 0 21600 0 0 Z N"/>
        </draw:custom-shape>
        <draw:custom-shape draw:style-name="gr28" draw:text-style-name="P10" xml:id="id22" draw:id="id22" draw:layer="layout" svg:width="3cm" svg:height="1cm" svg:x="7.5cm" svg:y="22cm">
          <text:p text:style-name="P10">bus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8" draw:layer="layout" svg:x1="4cm" svg:y1="27cm" svg:x2="2.508cm" svg:y2="19.5cm" draw:start-shape="id13" draw:start-glue-point="6" draw:end-shape="id14" draw:end-glue-point="3" svg:d="M4000 27000v502h-2001v-8002h509" svg:viewBox="0 0 2002 8003">
          <text:p/>
        </draw:connector>
        <draw:custom-shape draw:style-name="gr29" draw:text-style-name="P10" draw:layer="layout" svg:width="2cm" svg:height="1cm" svg:x="9cm" svg:y="27.7cm">
          <text:p text:style-name="P10">出错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10" draw:layer="layout" svg:width="1.6cm" svg:height="0.3cm" svg:x="5.6cm" svg:y="1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0" draw:layer="layout" svg:width="3cm" svg:height="1cm" svg:x="7.5cm" svg:y="15cm">
          <text:p text:style-name="P10">load_in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8" draw:layer="layout" draw:line-skew="0.2cm" svg:x1="3.6cm" svg:y1="3.444cm" svg:x2="10.001cm" svg:y2="4cm" draw:start-shape="id15" draw:start-glue-point="1" draw:end-shape="id16" draw:end-glue-point="3" svg:d="M3600 3444h3400v556h3001" svg:viewBox="0 0 6402 557">
          <text:p/>
        </draw:connector>
        <draw:connector draw:style-name="gr14" draw:text-style-name="P8" draw:layer="layout" svg:x1="11.501cm" svg:y1="5cm" svg:x2="18.5cm" svg:y2="7cm" draw:start-shape="id16" draw:start-glue-point="2" draw:end-shape="id17" svg:d="M11501 5000v1000h6999v1000" svg:viewBox="0 0 7000 2001">
          <text:p/>
        </draw:connector>
        <draw:frame draw:style-name="gr32" draw:text-style-name="P13" draw:layer="layout" svg:width="4.299cm" svg:height="2.384cm" svg:x="18.501cm" svg:y="4.5cm">
          <draw:text-box>
            <text:p>match</text:p>
            <text:p>finished_read</text:p>
            <text:p>valid_ir</text:p>
          </draw:text-box>
        </draw:frame>
        <draw:g xml:id="id15" draw:id="id15">
          <draw:frame draw:style-name="gr33" draw:text-style-name="P2" draw:layer="layout" svg:width="2.076cm" svg:height="0.712cm" svg:x="1.524cm" svg:y="3.088cm">
            <draw:text-box>
              <text:p><text:span text:style-name="T1">data_in</text:span></text:p>
            </draw:text-box>
          </draw:frame>
          <draw:custom-shape draw:style-name="gr5" draw:text-style-name="P14" draw:layer="layout" svg:width="0.4cm" svg:height="0.4cm" svg:x="1.127cm" svg:y="3.1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onnector draw:style-name="gr14" draw:text-style-name="P8" draw:layer="layout" svg:x1="14cm" svg:y1="6.8cm" svg:x2="11.501cm" svg:y2="3cm" draw:start-shape="id18" draw:start-glue-point="4" draw:end-shape="id16" draw:end-glue-point="0" svg:d="M14000 6800v-4301h-2499v501" svg:viewBox="0 0 2500 4302">
          <text:p/>
        </draw:connector>
        <draw:connector draw:style-name="gr14" draw:text-style-name="P8" draw:layer="layout" draw:line-skew="0cm -1.001cm -0.499cm" svg:x1="18.5cm" svg:y1="9cm" svg:x2="11.501cm" svg:y2="8cm" draw:start-shape="id17" draw:start-glue-point="2" draw:end-shape="id19" draw:end-glue-point="0" svg:d="M18500 9000v501h-4500v-2501h-2499v1000" svg:viewBox="0 0 7000 2502">
          <text:p/>
        </draw:connector>
        <draw:custom-shape draw:style-name="gr34" draw:text-style-name="P15" xml:id="id20" draw:id="id20" draw:layer="layout" svg:width="0.4cm" svg:height="0.4cm" svg:x="15.8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svg:x1="11.501cm" svg:y1="10cm" svg:x2="16cm" svg:y2="6.2cm" draw:start-shape="id19" draw:start-glue-point="2" draw:end-shape="id20" draw:end-glue-point="8" svg:d="M11501 10000v501h4499v-4301" svg:viewBox="0 0 4500 4302">
          <text:p/>
        </draw:connector>
        <draw:custom-shape draw:style-name="gr34" draw:text-style-name="P15" xml:id="id21" draw:id="id21" draw:layer="layout" svg:width="0.4cm" svg:height="0.4cm" svg:x="6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8" draw:layer="layout" svg:x1="7cm" svg:y1="4.2cm" svg:x2="10.001cm" svg:y2="9cm" draw:start-shape="id21" draw:start-glue-point="8" draw:end-shape="id19" draw:end-glue-point="3" svg:d="M7000 4200v4800h3001" svg:viewBox="0 0 3002 4801">
          <text:p/>
        </draw:connector>
        <draw:custom-shape draw:style-name="gr34" draw:text-style-name="P15" xml:id="id18" draw:id="id18" draw:layer="layout" svg:width="0.4cm" svg:height="0.4cm" svg:x="13.8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8" draw:layer="layout" svg:x1="7cm" svg:y1="4.2cm" svg:x2="10.001cm" svg:y2="9cm" svg:d="M7000 4200v4800h3001" svg:viewBox="0 0 3002 4801">
          <text:p/>
        </draw:connector>
        <draw:frame draw:style-name="gr37" draw:text-style-name="P13" draw:layer="layout" svg:width="1.205cm" svg:height="0.962cm" svg:x="18.595cm" svg:y="9.1cm">
          <draw:text-box>
            <text:p>en</text:p>
          </draw:text-box>
        </draw:frame>
        <draw:connector draw:style-name="gr36" draw:text-style-name="P8" draw:layer="layout" svg:x1="4.008cm" svg:y1="20cm" svg:x2="9cm" svg:y2="22cm" draw:start-shape="id14" draw:start-glue-point="2" draw:end-shape="id22" draw:end-glue-point="4" svg:d="M4008 20000v1000h4992v1000" svg:viewBox="0 0 4993 2001">
          <text:p/>
        </draw:connector>
        <draw:custom-shape draw:style-name="gr28" draw:text-style-name="P10" draw:layer="layout" svg:width="3cm" svg:height="1cm" svg:x="2.5cm" svg:y="13cm">
          <text:p text:style-name="P10">cash初始化完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8" draw:layer="layout" svg:x1="1.5cm" svg:y1="11.6cm" svg:x2="3cm" svg:y2="11.6cm">
          <text:p/>
        </draw:line>
        <draw:frame draw:style-name="gr38" draw:text-style-name="P13" draw:layer="layout" svg:width="2.09cm" svg:height="0.962cm" svg:x="1.4cm" svg:y="9.9cm">
          <draw:text-box>
            <text:p>!rst_n</text:p>
          </draw:text-box>
        </draw:frame>
        <draw:custom-shape draw:style-name="gr15" draw:text-style-name="P10" xml:id="id14" draw:id="id14" draw:layer="layout" svg:width="3cm" svg:height="1cm" svg:x="2.508cm" svg:y="19cm">
          <text:p text:style-name="P10">读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3cm" svg:height="1cm" svg:x="2.5cm" svg:y="17cm">
          <text:p text:style-name="P10">!load_busy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5" draw:text-style-name="P10" draw:layer="layout" svg:width="3cm" svg:height="1cm" svg:x="7.6cm" svg:y="24cm">
          <text:p text:style-name="P10">保持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3cm" svg:height="1cm" svg:x="2.5cm" svg:y="22cm">
          <text:p text:style-name="P10">read_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3cm" svg:height="1cm" svg:x="2.5cm" svg:y="24cm">
          <text:p text:style-name="P10">读参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xml:id="id13" draw:id="id13" draw:layer="layout" svg:width="3cm" svg:height="1cm" svg:x="2.5cm" svg:y="26cm">
          <text:p text:style-name="P10">!read_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8" draw:layer="layout" svg:x1="4cm" svg:y1="20cm" svg:x2="4cm" svg:y2="22cm">
          <text:p/>
        </draw:line>
        <draw:custom-shape draw:style-name="gr28" draw:text-style-name="P10" xml:id="id23" draw:id="id23" draw:layer="layout" svg:width="3cm" svg:height="1cm" svg:x="7.5cm" svg:y="26cm">
          <text:p text:style-name="P10">!bus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6" draw:text-style-name="P8" draw:layer="layout" svg:x1="9cm" svg:y1="27cm" svg:x2="4.2cm" svg:y2="27.5cm" draw:start-shape="id23" draw:start-glue-point="6" draw:end-shape="id24" draw:end-glue-point="10" svg:d="M9000 27000v502h-3149v-2h-1651" svg:viewBox="0 0 4801 503">
          <text:p/>
        </draw:connector>
        <draw:custom-shape draw:style-name="gr34" draw:text-style-name="P15" xml:id="id24" draw:id="id24" draw:layer="layout" svg:width="0.4cm" svg:height="0.4cm" svg:x="3.8cm" svg:y="2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4cm" svg:y1="23cm" svg:x2="4cm" svg:y2="24cm">
          <text:p/>
        </draw:line>
        <draw:line draw:style-name="gr14" draw:text-style-name="P8" draw:layer="layout" svg:x1="4cm" svg:y1="25cm" svg:x2="4cm" svg:y2="26cm">
          <text:p/>
        </draw:line>
        <draw:line draw:style-name="gr14" draw:text-style-name="P8" draw:layer="layout" svg:x1="9cm" svg:y1="23cm" svg:x2="9cm" svg:y2="24cm">
          <text:p/>
        </draw:line>
        <draw:line draw:style-name="gr14" draw:text-style-name="P8" draw:layer="layout" svg:x1="9cm" svg:y1="25cm" svg:x2="9cm" svg:y2="26cm">
          <text:p/>
        </draw:line>
      </draw:page>
      <draw:page draw:name="page6" draw:style-name="dp1" draw:master-page-name="默认">
        <draw:frame draw:style-name="gr39" draw:text-style-name="P11" draw:layer="layout" svg:width="8.122cm" svg:height="1.927cm" svg:x="0.6cm" svg:y="0.03cm">
          <draw:text-box>
            <text:p><text:span text:style-name="T5">指令地址运算</text:span></text:p>
          </draw:text-box>
        </draw:frame>
        <draw:custom-shape draw:style-name="gr19" draw:text-style-name="P10" draw:layer="layout" svg:width="2cm" svg:height="1cm" svg:x="3.5cm" svg:y="2.998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cm" svg:height="1cm" svg:x="3cm" svg:y="7cm">
          <text:p text:style-name="P10">初始化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3cm" svg:height="1cm" svg:x="3cm" svg:y="9cm">
          <text:p text:style-name="P10">加载结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28" draw:id="id28" draw:layer="layout" svg:width="3cm" svg:height="1cm" svg:x="3cm" svg:y="11cm">
          <text:p text:style-name="P10">暂停</text:p>
          <draw:enhanced-geometry svg:viewBox="0 0 21600 21600" draw:type="rectangle" draw:enhanced-path="M 0 0 L 21600 0 21600 21600 0 21600 0 0 Z N"/>
        </draw:custom-shape>
        <draw:custom-shape draw:style-name="gr28" draw:text-style-name="P10" xml:id="id25" draw:id="id25" draw:layer="layout" svg:width="3cm" svg:height="1cm" svg:x="3cm" svg:y="17cm">
          <text:p text:style-name="P10">当前指令跳转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27" draw:id="id27" draw:layer="layout" svg:width="3cm" svg:height="1cm" svg:x="3cm" svg:y="21cm">
          <text:p text:style-name="P10">跳转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1.6cm" svg:height="0.3cm" svg:x="6.101cm" svg:y="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0" draw:layer="layout" svg:width="2.999cm" svg:height="1cm" svg:x="8.001cm" svg:y="19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6" draw:text-style-name="P8" draw:layer="layout" svg:x1="3cm" svg:y1="17.5cm" svg:x2="3cm" svg:y2="13.5cm" draw:start-shape="id25" draw:start-glue-point="5" draw:end-shape="id26" draw:end-glue-point="5" svg:d="M3000 17500h-890v-4000h890" svg:viewBox="0 0 891 4001">
          <text:p/>
        </draw:connector>
        <draw:custom-shape draw:style-name="gr28" draw:text-style-name="P10" xml:id="id26" draw:id="id26" draw:layer="layout" svg:width="3cm" svg:height="1cm" svg:x="3cm" svg:y="13cm">
          <text:p text:style-name="P10">下一指令信号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0" draw:layer="layout" svg:width="3cm" svg:height="1cm" svg:x="8cm" svg:y="11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0" draw:layer="layout" svg:width="1.6cm" svg:height="0.3cm" svg:x="6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1" draw:text-style-name="P2" draw:layer="layout" svg:width="1.653cm" svg:height="0.712cm" svg:x="14.197cm" svg:y="1.1cm">
            <draw:text-box>
              <text:p><text:span text:style-name="T1">ir*_en</text:span></text:p>
            </draw:text-box>
          </draw:frame>
          <draw:custom-shape draw:style-name="gr3" draw:text-style-name="P3" draw:layer="layout" svg:width="0.7cm" svg:height="0.548cm" svg:x="13.5cm" svg:y="1.2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31" draw:text-style-name="P10" draw:layer="layout" svg:width="3cm" svg:height="1cm" svg:x="8cm" svg:y="3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0" draw:layer="layout" svg:width="1.6cm" svg:height="0.3cm" svg:x="6.2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3cm" svg:height="1cm" svg:x="3cm" svg:y="5cm">
          <text:p text:style-name="P10">复位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8" draw:layer="layout" svg:x1="4.5cm" svg:y1="4cm" svg:x2="4.5cm" svg:y2="5cm">
          <text:p/>
        </draw:line>
        <draw:line draw:style-name="gr14" draw:text-style-name="P8" draw:layer="layout" svg:x1="4.5cm" svg:y1="6cm" svg:x2="4.5cm" svg:y2="7cm">
          <text:p/>
        </draw:line>
        <draw:custom-shape draw:style-name="gr31" draw:text-style-name="P10" draw:layer="layout" svg:width="3cm" svg:height="1cm" svg:x="8cm" svg:y="7cm">
          <text:p text:style-name="P10">ir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0" draw:layer="layout" svg:width="1.6cm" svg:height="0.3cm" svg:x="6.2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3cm" svg:height="1cm" svg:x="3cm" svg:y="15cm">
          <text:p text:style-name="P10">下一行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1.6cm" svg:height="0.3cm" svg:x="6.101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0" draw:layer="layout" svg:width="2.999cm" svg:height="1cm" svg:x="8.001cm" svg:y="15cm">
          <text:p text:style-name="P10">irn = ir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10" draw:layer="layout" svg:width="3cm" svg:height="1cm" svg:x="10.8cm" svg:y="12.9cm">
          <text:p text:style-name="P10">指令匹配成功&amp;</text:p>
          <text:p text:style-name="P10">匹配模块空闲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10" draw:layer="layout" svg:width="3.1cm" svg:height="0.3cm" draw:transform="rotate (-3.14159265358979) translate (9.7cm 13.5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8" draw:layer="layout" draw:line-skew="0cm -1.499cm" svg:x1="4.5cm" svg:y1="22cm" svg:x2="3cm" svg:y2="11.5cm" draw:start-shape="id27" draw:start-glue-point="2" draw:end-shape="id28" draw:end-glue-point="3" svg:d="M4500 22000v501h-3500v-11001h2000" svg:viewBox="0 0 3501 11002">
          <text:p/>
        </draw:connector>
        <draw:frame draw:style-name="gr43" draw:text-style-name="P16" draw:layer="layout" svg:width="4.312cm" svg:height="1.085cm" svg:x="4.7cm" svg:y="22.015cm">
          <draw:text-box>
            <text:p>等一拍，取指</text:p>
          </draw:text-box>
        </draw:frame>
        <draw:custom-shape draw:style-name="gr15" draw:text-style-name="P10" draw:layer="layout" svg:width="3cm" svg:height="1cm" svg:x="3cm" svg:y="19cm">
          <text:p text:style-name="P10">准备跳转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svg:x1="6cm" svg:y1="13.5cm" svg:x2="6cm" svg:y2="11.5cm" draw:start-shape="id26" draw:start-glue-point="7" draw:end-shape="id28" draw:end-glue-point="1" svg:d="M6000 13500h894v-2000h-894" svg:viewBox="0 0 895 2001">
          <text:p/>
        </draw:connector>
        <draw:custom-shape draw:style-name="gr30" draw:text-style-name="P10" draw:layer="layout" svg:width="1.6cm" svg:height="0.3cm" svg:x="6.101cm" svg:y="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0" draw:layer="layout" svg:width="2.999cm" svg:height="1cm" svg:x="8.001cm" svg:y="21cm">
          <text:p text:style-name="P10">irn = add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frame draw:style-name="gr44" draw:text-style-name="P2" draw:layer="layout" svg:width="2.991cm" svg:height="0.712cm" svg:x="14.197cm" svg:y="2.3cm">
            <draw:text-box>
              <text:p><text:span text:style-name="T1">jump_addr</text:span></text:p>
            </draw:text-box>
          </draw:frame>
          <draw:custom-shape draw:style-name="gr3" draw:text-style-name="P3" draw:layer="layout" svg:width="0.7cm" svg:height="0.548cm" svg:x="13.5cm" svg:y="2.4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</draw:page>
      <draw:page draw:name="page7" draw:style-name="dp1" draw:master-page-name="默认">
        <draw:frame draw:style-name="gr16" draw:text-style-name="P11" draw:layer="layout" svg:width="5.582cm" svg:height="1.927cm" svg:x="0.6cm" svg:y="0.03cm">
          <draw:text-box>
            <text:p><text:span text:style-name="T5">加载指令</text:span></text:p>
          </draw:text-box>
        </draw:frame>
        <draw:custom-shape draw:style-name="gr19" draw:text-style-name="P10" xml:id="id33" draw:id="id33" draw:layer="layout" svg:width="2cm" svg:height="1cm" svg:x="3cm" svg:y="2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3cm" svg:height="1cm" svg:x="2.501cm" svg:y="5.001cm">
          <text:p text:style-name="P10">in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8" draw:layer="layout" svg:x1="4cm" svg:y1="3cm" svg:x2="4.001cm" svg:y2="5.001cm">
          <text:p/>
        </draw:line>
        <draw:custom-shape draw:style-name="gr19" draw:text-style-name="P10" xml:id="id34" draw:id="id34" draw:layer="layout" svg:width="2cm" svg:height="1cm" svg:x="3cm" svg:y="7cm">
          <text:p text:style-name="P10">初始化</text:p>
          <draw:enhanced-geometry svg:viewBox="0 0 21600 21600" draw:type="rectangle" draw:enhanced-path="M 0 0 L 21600 0 21600 21600 0 21600 0 0 Z N"/>
        </draw:custom-shape>
        <draw:custom-shape draw:style-name="gr45" draw:text-style-name="P10" draw:layer="layout" svg:width="3cm" svg:height="2cm" svg:x="6cm" svg:y="7cm">
          <text:p text:style-name="P10">p0_n = 0</text:p>
          <text:p text:style-name="P10">p1_n = 0</text:p>
          <text:p text:style-name="P10">p2_n = f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6" draw:text-style-name="P10" draw:layer="layout" svg:width="4cm" svg:height="1.3cm" svg:x="13cm" svg:y="6.9cm">
          <text:p text:style-name="P10">p0_n = i_data</text:p>
          <text:p text:style-name="P10">p12_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0" draw:layer="layout" svg:width="2cm" svg:height="1cm" svg:x="10cm" svg:y="7cm">
          <text:p text:style-name="P10">读p0</text:p>
          <draw:enhanced-geometry svg:viewBox="0 0 21600 21600" draw:type="rectangle" draw:enhanced-path="M 0 0 L 21600 0 21600 21600 0 21600 0 0 Z N"/>
        </draw:custom-shape>
        <draw:custom-shape draw:style-name="gr28" draw:text-style-name="P10" xml:id="id30" draw:id="id30" draw:layer="layout" svg:width="3cm" svg:height="1cm" svg:x="9.5cm" svg:y="5cm">
          <text:p text:style-name="P10">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8" draw:layer="layout" svg:x1="4.2cm" svg:y1="4cm" svg:x2="11cm" svg:y2="5cm" draw:start-shape="id29" draw:start-glue-point="10" draw:end-shape="id30" draw:end-glue-point="4" svg:d="M4200 4000h6800v1000" svg:viewBox="0 0 6801 1001">
          <text:p/>
        </draw:connector>
        <draw:custom-shape draw:style-name="gr19" draw:text-style-name="P10" draw:layer="layout" svg:width="2cm" svg:height="1cm" svg:x="10cm" svg:y="9cm">
          <text:p text:style-name="P10">读p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5" draw:id="id35" draw:layer="layout" svg:width="2cm" svg:height="1cm" svg:x="10cm" svg:y="11cm">
          <text:p text:style-name="P10">读p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draw:layer="layout" svg:width="4cm" svg:height="1.5cm" svg:x="13cm" svg:y="9cm">
          <text:p text:style-name="P10">p02_n = p02</text:p>
          <text:p text:style-name="P10">p1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6" draw:text-style-name="P10" draw:layer="layout" svg:width="4cm" svg:height="1.3cm" svg:x="13cm" svg:y="11cm">
          <text:p text:style-name="P10">p01_n = p01</text:p>
          <text:p text:style-name="P10">p2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0" xml:id="id32" draw:id="id32" draw:layer="layout" svg:width="2cm" svg:height="1cm" svg:x="4cm" svg:y="14cm">
          <text:p text:style-name="P10">读cash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cm" svg:height="1cm" svg:x="4cm" svg:y="16cm">
          <text:p text:style-name="P10">写寄令</text:p>
          <draw:enhanced-geometry svg:viewBox="0 0 21600 21600" draw:type="rectangle" draw:enhanced-path="M 0 0 L 21600 0 21600 21600 0 21600 0 0 Z N"/>
        </draw:custom-shape>
        <draw:custom-shape draw:style-name="gr28" draw:text-style-name="P10" xml:id="id31" draw:id="id31" draw:layer="layout" svg:width="3cm" svg:height="1cm" svg:x="3.5cm" svg:y="18cm">
          <text:p text:style-name="P10">counter==p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17" draw:layer="layout" svg:width="11.7cm" svg:height="1.1cm" svg:x="7cm" svg:y="14cm">
          <text:p text:style-name="P17">pi_n=pi; oabn = p0; p0_n=p0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9" draw:text-style-name="P13" draw:layer="layout" svg:width="7.525cm" svg:height="0.962cm" svg:x="12.5cm" svg:y="1.038cm">
          <draw:text-box>
            <text:p text:style-name="P17">oabn = o_addr_bus_next</text:p>
          </draw:text-box>
        </draw:frame>
        <draw:custom-shape draw:style-name="gr48" draw:text-style-name="P17" draw:layer="layout" svg:width="11.7cm" svg:height="1.1cm" svg:x="7cm" svg:y="16cm">
          <text:p text:style-name="P17">pi_n=pi; oabn = p1; p1_n=p1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8" draw:layer="layout" svg:x1="3.5cm" svg:y1="18.5cm" svg:x2="4cm" svg:y2="14.5cm" draw:start-shape="id31" draw:start-glue-point="5" draw:end-shape="id32" draw:end-glue-point="3" svg:d="M3500 18500h-754v-4000h1254" svg:viewBox="0 0 1255 4001">
          <text:p/>
        </draw:connector>
        <draw:connector draw:style-name="gr14" draw:text-style-name="P8" draw:layer="layout" draw:line-skew="0cm -0.499cm" svg:x1="5cm" svg:y1="19cm" svg:x2="3cm" svg:y2="2.5cm" draw:start-shape="id31" draw:start-glue-point="6" draw:end-shape="id33" draw:end-glue-point="3" svg:d="M5000 19000v502h-3000v-17002h1000" svg:viewBox="0 0 3001 17003">
          <text:p/>
        </draw:connector>
        <draw:connector draw:style-name="gr14" draw:text-style-name="P8" draw:layer="layout" svg:x1="4cm" svg:y1="8cm" svg:x2="5cm" svg:y2="14cm" draw:start-shape="id34" draw:start-glue-point="2" draw:end-shape="id32" svg:d="M4000 8000v3000h1000v3000" svg:viewBox="0 0 1001 6001">
          <text:p/>
        </draw:connector>
        <draw:connector draw:style-name="gr14" draw:text-style-name="P8" draw:layer="layout" svg:x1="11cm" svg:y1="12cm" svg:x2="5.2cm" svg:y2="13cm" draw:start-shape="id35" draw:start-glue-point="2" draw:end-shape="id36" draw:end-glue-point="10" svg:d="M11000 12000v1000h-5800" svg:viewBox="0 0 5801 1001">
          <text:p/>
        </draw:connector>
        <draw:custom-shape draw:style-name="gr34" draw:text-style-name="P15" xml:id="id36" draw:id="id36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4cm" svg:y1="6cm" svg:x2="4cm" svg:y2="7cm">
          <text:p/>
        </draw:line>
        <draw:line draw:style-name="gr14" draw:text-style-name="P8" draw:layer="layout" svg:x1="11cm" svg:y1="6cm" svg:x2="11cm" svg:y2="7cm">
          <text:p/>
        </draw:line>
        <draw:line draw:style-name="gr14" draw:text-style-name="P8" draw:layer="layout" svg:x1="11cm" svg:y1="8cm" svg:x2="11cm" svg:y2="9cm">
          <text:p/>
        </draw:line>
        <draw:line draw:style-name="gr14" draw:text-style-name="P8" draw:layer="layout" svg:x1="11cm" svg:y1="10cm" svg:x2="11cm" svg:y2="11cm">
          <text:p/>
        </draw:line>
        <draw:line draw:style-name="gr14" draw:text-style-name="P8" draw:layer="layout" svg:x1="5cm" svg:y1="15cm" svg:x2="5cm" svg:y2="16cm">
          <text:p/>
        </draw:line>
        <draw:line draw:style-name="gr14" draw:text-style-name="P8" draw:layer="layout" svg:x1="5cm" svg:y1="17cm" svg:x2="5cm" svg:y2="18cm">
          <text:p/>
        </draw:line>
        <draw:custom-shape draw:style-name="gr34" draw:text-style-name="P15" xml:id="id29" draw:id="id29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4-18T14:47:09.234000000</dc:date>
    <meta:editing-duration>PT18H19M15S</meta:editing-duration>
    <meta:editing-cycles>49</meta:editing-cycles>
    <meta:generator>LibreOffice/5.0.5.2$Windows_x86 LibreOffice_project/55b006a02d247b5f7215fc6ea0fde844b30035b3</meta:generator>
    <meta:document-statistic meta:object-count="174"/>
  </office:meta>
</office:document-meta>
</file>